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office:value-type="string">
            <text:p>Gewichtung</text:p>
          </table:table-cell>
          <table:table-cell office:value-type="string">
            <text:p>bisher</text:p>
          </table:table-cell>
          <table:table-cell office:value-type="string">
            <text:p>mit CCM</text:p>
          </table:table-cell>
        </table:table-row>
        <table:table-row table:style-name="ro2">
          <table:table-cell office:value-type="string">
            <text:p>Wartbarkeit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Übersichtlichkeit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ortabilitä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Kosten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Default" table:formula="of:=SUM([.B3:.B6])" office:value-type="float" office:value="100">
            <text:p>100</text:p>
          </table:table-cell>
          <table:table-cell table:formula="of:=[.C3]*[.B3]+[.C4]*[.B4]+[.C5]*[.B5]+[.C6]*[.B6]" office:value-type="float" office:value="290">
            <text:p>290</text:p>
          </table:table-cell>
          <table:table-cell table:formula="of:=[.D3]*[.B3]+[.D4]*[.B4]+[.D5]*[.B5]+[.D6]*[.B6]" office:value-type="float" office:value="670">
            <text:p>67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3:21:32</meta:creation-date>
    <dc:date>2014-05-14T14:14:08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22" meta:object-count="0"/>
  </office:meta>
</office:document-meta>
</file>